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5.86mm"/>
    </style:style>
    <style:style style:name="co3" style:family="table-column">
      <style:table-column-properties fo:break-before="auto" style:column-width="15.03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59.71mm"/>
    </style:style>
    <style:style style:name="co6" style:family="table-column">
      <style:table-column-properties fo:break-before="auto" style:column-width="19.74mm"/>
    </style:style>
    <style:style style:name="co7" style:family="table-column">
      <style:table-column-properties fo:break-before="auto" style:column-width="30.29mm"/>
    </style:style>
    <style:style style:name="co8" style:family="table-column">
      <style:table-column-properties fo:break-before="auto" style:column-width="46.94mm"/>
    </style:style>
    <style:style style:name="co9" style:family="table-column">
      <style:table-column-properties fo:break-before="auto" style:column-width="33.07mm"/>
    </style:style>
    <style:style style:name="co10" style:family="table-column">
      <style:table-column-properties fo:break-before="auto" style:column-width="25.58mm"/>
    </style:style>
    <style:style style:name="co11" style:family="table-column">
      <style:table-column-properties fo:break-before="auto" style:column-width="59.99mm"/>
    </style:style>
    <style:style style:name="co12" style:family="table-column">
      <style:table-column-properties fo:break-before="auto" style:column-width="28.06mm"/>
    </style:style>
    <style:style style:name="co13" style:family="table-column">
      <style:table-column-properties fo:break-before="auto" style:column-width="30.85mm"/>
    </style:style>
    <style:style style:name="co14" style:family="table-column">
      <style:table-column-properties fo:break-before="auto" style:column-width="47.77mm"/>
    </style:style>
    <style:style style:name="co15" style:family="table-column">
      <style:table-column-properties fo:break-before="auto" style:column-width="35.56mm"/>
    </style:style>
    <style:style style:name="co16" style:family="table-column">
      <style:table-column-properties fo:break-before="auto" style:column-width="152.66mm"/>
    </style:style>
    <style:style style:name="co17" style:family="table-column">
      <style:table-column-properties fo:break-before="auto" style:column-width="161.5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>
      <style:text-properties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6" style:family="table-cell" style:parent-style-name="Default">
      <style:text-properties style:font-name="Arial" fo:language="fr" fo:country="FR" style:font-name-asian="SimSun" style:language-asian="zh" style:country-asian="CN" style:language-complex="hi" style:country-complex="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xt_natif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" table:number-columns-repeated="2" table:default-cell-style-name="ce2"/>
        <table:table-column table:style-name="co13" table:default-cell-style-name="ce2"/>
        <table:table-column table:style-name="co1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1004" table:default-cell-style-name="ce2"/>
        <table:table-row table:style-name="ro2">
          <table:table-cell office:value-type="string" calcext:value-type="string">
            <text:p>prenom</text:p>
          </table:table-cell>
          <table:table-cell office:value-type="string" calcext:value-type="string">
            <text:p>nom</text:p>
          </table:table-cell>
          <table:table-cell table:style-name="ce3" office:value-type="string" calcext:value-type="string">
            <text:p>identifian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Domaine</text:p>
          </table:table-cell>
          <table:table-cell office:value-type="string" calcext:value-type="string">
            <text:p>Numéro de sécurité sociale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Sexe (F ou H)</text:p>
          </table:table-cell>
          <table:table-cell office:value-type="string" calcext:value-type="string">
            <text:p>Nationalité (FR ou CEE ou OTHER)</text:p>
          </table:table-cell>
          <table:table-cell office:value-type="string" calcext:value-type="string">
            <text:p>Adresse ligne 1</text:p>
          </table:table-cell>
          <table:table-cell office:value-type="string" calcext:value-type="string">
            <text:p>Adresse ligne 2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Date d'embauche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Qualification professionnelle</text:p>
          </table:table-cell>
          <table:table-cell office:value-type="string" calcext:value-type="string">
            <text:p>Société d'assurance</text:p>
          </table:table-cell>
          <table:table-cell office:value-type="string" calcext:value-type="string">
            <text:p>Date de sortie de la société</text:p>
          </table:table-cell>
          <table:table-cell office:value-type="string" calcext:value-type="string">
            <text:p>resultat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patrick1</text:p>
          </table:table-cell>
          <table:table-cell office:value-type="string" calcext:value-type="string">
            <text:p>martin1</text:p>
          </table:table-cell>
          <table:table-cell table:formula="of:=CONCATENATE([.A2];&quot;.&quot;;[.B2])" office:value-type="string" office:string-value="patrick1.martin1" calcext:value-type="string">
            <text:p>patrick1.martin1</text:p>
          </table:table-cell>
          <table:table-cell table:formula="of:=CONCATENATE([.C2];&quot;@&quot;;[.F2])" office:value-type="string" office:string-value="patrick1.martin1@monsiteweb.com" calcext:value-type="string">
            <text:p>patrick1.martin1@monsiteweb.com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monsiteweb.com</text:p>
          </table:table-cell>
          <table:table-cell/>
          <table:table-cell table:style-name="ce4"/>
          <table:table-cell office:value-type="string" calcext:value-type="string">
            <text:p>F</text:p>
          </table:table-cell>
          <table:table-cell office:value-type="string" calcext:value-type="string">
            <text:p>FR</text:p>
          </table:table-cell>
          <table:table-cell table:number-columns-repeated="4"/>
          <table:table-cell table:style-name="ce4"/>
          <table:table-cell table:number-columns-repeated="4"/>
          <table:table-cell table:style-name="ce5" table:formula="of:=CONCATENATE([.A2];&quot;;&quot;;[.B2];&quot;;&quot;;[.C2];&quot;;&quot;;[.D2];&quot;;&quot;;[.E2];&quot;;&quot;;[.F2];&quot;;&quot;;[.G2];&quot;;&quot;;[.H2];&quot;;&quot;;[.I2];&quot;;&quot;;[.J2];&quot;;&quot;;[.K2];&quot;;&quot;;[.L2];&quot;;&quot;;[.M2];&quot;;&quot;;[.N2];&quot;;&quot;;[.O2];&quot;;&quot;;[.P2];&quot;;&quot;;[.Q2];&quot;;&quot;;[.R2];&quot;;&quot;;[.S2])" office:value-type="string" office:string-value="patrick1;martin1;patrick1.martin1;patrick1.martin1@monsiteweb.com;subscriber;monsiteweb.com;;;F;FR;;;;;;;;;" calcext:value-type="string">
            <text:p>patrick1;martin1;patrick1.martin1;patrick1.martin1@monsiteweb.com;subscriber;monsiteweb.com;;;F;FR;;;;;;;;;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patrick2</text:p>
          </table:table-cell>
          <table:table-cell office:value-type="string" calcext:value-type="string">
            <text:p>martin2</text:p>
          </table:table-cell>
          <table:table-cell table:formula="of:=CONCATENATE([.A3];&quot;.&quot;;[.B3])" office:value-type="string" office:string-value="patrick2.martin2" calcext:value-type="string">
            <text:p>patrick2.martin2</text:p>
          </table:table-cell>
          <table:table-cell table:formula="of:=CONCATENATE([.C3];&quot;@&quot;;[.F3])" office:value-type="string" office:string-value="patrick2.martin2@monsiteweb.com" calcext:value-type="string">
            <text:p>patrick2.martin2@monsiteweb.com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monsiteweb.com</text:p>
          </table:table-cell>
          <table:table-cell/>
          <table:table-cell table:style-name="ce4"/>
          <table:table-cell office:value-type="string" calcext:value-type="string">
            <text:p>F</text:p>
          </table:table-cell>
          <table:table-cell office:value-type="string" calcext:value-type="string">
            <text:p>FR</text:p>
          </table:table-cell>
          <table:table-cell table:number-columns-repeated="4"/>
          <table:table-cell table:style-name="ce4"/>
          <table:table-cell table:number-columns-repeated="4"/>
          <table:table-cell table:style-name="ce5" table:formula="of:=CONCATENATE([.A3];&quot;;&quot;;[.B3];&quot;;&quot;;[.C3];&quot;;&quot;;[.D3];&quot;;&quot;;[.E3];&quot;;&quot;;[.F3];&quot;;&quot;;[.G3];&quot;;&quot;;[.H3];&quot;;&quot;;[.I3];&quot;;&quot;;[.J3];&quot;;&quot;;[.K3];&quot;;&quot;;[.L3];&quot;;&quot;;[.M3];&quot;;&quot;;[.N3];&quot;;&quot;;[.O3];&quot;;&quot;;[.P3];&quot;;&quot;;[.Q3];&quot;;&quot;;[.R3];&quot;;&quot;;[.S3])" office:value-type="string" office:string-value="patrick2;martin2;patrick2.martin2;patrick2.martin2@monsiteweb.com;subscriber;monsiteweb.com;;;F;FR;;;;;;;;;" calcext:value-type="string">
            <text:p>patrick2;martin2;patrick2.martin2;patrick2.martin2@monsiteweb.com;subscriber;monsiteweb.com;;;F;FR;;;;;;;;;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patrick3</text:p>
          </table:table-cell>
          <table:table-cell office:value-type="string" calcext:value-type="string">
            <text:p>martin3</text:p>
          </table:table-cell>
          <table:table-cell table:formula="of:=CONCATENATE([.A4];&quot;.&quot;;[.B4])" office:value-type="string" office:string-value="patrick3.martin3" calcext:value-type="string">
            <text:p>patrick3.martin3</text:p>
          </table:table-cell>
          <table:table-cell table:formula="of:=CONCATENATE([.C4];&quot;@&quot;;[.F4])" office:value-type="string" office:string-value="patrick3.martin3@monsiteweb.com" calcext:value-type="string">
            <text:p>patrick3.martin3@monsiteweb.com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monsiteweb.com</text:p>
          </table:table-cell>
          <table:table-cell/>
          <table:table-cell table:style-name="ce4"/>
          <table:table-cell office:value-type="string" calcext:value-type="string">
            <text:p>F</text:p>
          </table:table-cell>
          <table:table-cell office:value-type="string" calcext:value-type="string">
            <text:p>FR</text:p>
          </table:table-cell>
          <table:table-cell table:number-columns-repeated="4"/>
          <table:table-cell table:style-name="ce4"/>
          <table:table-cell table:number-columns-repeated="4"/>
          <table:table-cell table:style-name="ce5" table:formula="of:=CONCATENATE([.A4];&quot;;&quot;;[.B4];&quot;;&quot;;[.C4];&quot;;&quot;;[.D4];&quot;;&quot;;[.E4];&quot;;&quot;;[.F4];&quot;;&quot;;[.G4];&quot;;&quot;;[.H4];&quot;;&quot;;[.I4];&quot;;&quot;;[.J4];&quot;;&quot;;[.K4];&quot;;&quot;;[.L4];&quot;;&quot;;[.M4];&quot;;&quot;;[.N4];&quot;;&quot;;[.O4];&quot;;&quot;;[.P4];&quot;;&quot;;[.Q4];&quot;;&quot;;[.R4];&quot;;&quot;;[.S4])" office:value-type="string" office:string-value="patrick3;martin3;patrick3.martin3;patrick3.martin3@monsiteweb.com;subscriber;monsiteweb.com;;;F;FR;;;;;;;;;" calcext:value-type="string">
            <text:p>patrick3;martin3;patrick3.martin3;patrick3.martin3@monsiteweb.com;subscriber;monsiteweb.com;;;F;FR;;;;;;;;;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patrick4</text:p>
          </table:table-cell>
          <table:table-cell office:value-type="string" calcext:value-type="string">
            <text:p>martin4</text:p>
          </table:table-cell>
          <table:table-cell table:formula="of:=CONCATENATE([.A5];&quot;.&quot;;[.B5])" office:value-type="string" office:string-value="patrick4.martin4" calcext:value-type="string">
            <text:p>patrick4.martin4</text:p>
          </table:table-cell>
          <table:table-cell table:formula="of:=CONCATENATE([.C5];&quot;@&quot;;[.F5])" office:value-type="string" office:string-value="patrick4.martin4@monsiteweb.com" calcext:value-type="string">
            <text:p>patrick4.martin4@monsiteweb.com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monsiteweb.com</text:p>
          </table:table-cell>
          <table:table-cell/>
          <table:table-cell table:style-name="ce4"/>
          <table:table-cell office:value-type="string" calcext:value-type="string">
            <text:p>H</text:p>
          </table:table-cell>
          <table:table-cell office:value-type="string" calcext:value-type="string">
            <text:p>CEE</text:p>
          </table:table-cell>
          <table:table-cell table:number-columns-repeated="4"/>
          <table:table-cell table:style-name="ce4"/>
          <table:table-cell table:number-columns-repeated="4"/>
          <table:table-cell table:style-name="ce5" table:formula="of:=CONCATENATE([.A5];&quot;;&quot;;[.B5];&quot;;&quot;;[.C5];&quot;;&quot;;[.D5];&quot;;&quot;;[.E5];&quot;;&quot;;[.F5];&quot;;&quot;;[.G5];&quot;;&quot;;[.H5];&quot;;&quot;;[.I5];&quot;;&quot;;[.J5];&quot;;&quot;;[.K5];&quot;;&quot;;[.L5];&quot;;&quot;;[.M5];&quot;;&quot;;[.N5];&quot;;&quot;;[.O5];&quot;;&quot;;[.P5];&quot;;&quot;;[.Q5];&quot;;&quot;;[.R5];&quot;;&quot;;[.S5])" office:value-type="string" office:string-value="patrick4;martin4;patrick4.martin4;patrick4.martin4@monsiteweb.com;subscriber;monsiteweb.com;;;H;CEE;;;;;;;;;" calcext:value-type="string">
            <text:p>patrick4;martin4;patrick4.martin4;patrick4.martin4@monsiteweb.com;subscriber;monsiteweb.com;;;H;CEE;;;;;;;;;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patrick5</text:p>
          </table:table-cell>
          <table:table-cell office:value-type="string" calcext:value-type="string">
            <text:p>martin5</text:p>
          </table:table-cell>
          <table:table-cell table:formula="of:=CONCATENATE([.A6];&quot;.&quot;;[.B6])" office:value-type="string" office:string-value="patrick5.martin5" calcext:value-type="string">
            <text:p>patrick5.martin5</text:p>
          </table:table-cell>
          <table:table-cell table:formula="of:=CONCATENATE([.C6];&quot;@&quot;;[.F6])" office:value-type="string" office:string-value="patrick5.martin5@monsiteweb.com" calcext:value-type="string">
            <text:p>patrick5.martin5@monsiteweb.com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monsiteweb.com</text:p>
          </table:table-cell>
          <table:table-cell/>
          <table:table-cell table:style-name="ce4"/>
          <table:table-cell office:value-type="string" calcext:value-type="string">
            <text:p>H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table:style-name="ce4"/>
          <table:table-cell table:number-columns-repeated="4"/>
          <table:table-cell table:style-name="ce5" table:formula="of:=CONCATENATE([.A6];&quot;;&quot;;[.B6];&quot;;&quot;;[.C6];&quot;;&quot;;[.D6];&quot;;&quot;;[.E6];&quot;;&quot;;[.F6];&quot;;&quot;;[.G6];&quot;;&quot;;[.H6];&quot;;&quot;;[.I6];&quot;;&quot;;[.J6];&quot;;&quot;;[.K6];&quot;;&quot;;[.L6];&quot;;&quot;;[.M6];&quot;;&quot;;[.N6];&quot;;&quot;;[.O6];&quot;;&quot;;[.P6];&quot;;&quot;;[.Q6];&quot;;&quot;;[.R6];&quot;;&quot;;[.S6])" office:value-type="string" office:string-value="patrick5;martin5;patrick5.martin5;patrick5.martin5@monsiteweb.com;subscriber;monsiteweb.com;;;H;OTHER;;;;;;;;;" calcext:value-type="string">
            <text:p>patrick5;martin5;patrick5.martin5;patrick5.martin5@monsiteweb.com;subscriber;monsiteweb.com;;;H;OTHER;;;;;;;;;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patrick6</text:p>
          </table:table-cell>
          <table:table-cell office:value-type="string" calcext:value-type="string">
            <text:p>martin6</text:p>
          </table:table-cell>
          <table:table-cell table:formula="of:=CONCATENATE([.A7];&quot;.&quot;;[.B7])" office:value-type="string" office:string-value="patrick6.martin6" calcext:value-type="string">
            <text:p>patrick6.martin6</text:p>
          </table:table-cell>
          <table:table-cell table:formula="of:=CONCATENATE([.C7];&quot;@&quot;;[.F7])" office:value-type="string" office:string-value="patrick6.martin6@monsiteweb.com" calcext:value-type="string">
            <text:p>patrick6.martin6@monsiteweb.com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monsiteweb.com</text:p>
          </table:table-cell>
          <table:table-cell/>
          <table:table-cell table:style-name="ce4"/>
          <table:table-cell office:value-type="string" calcext:value-type="string">
            <text:p>H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table:style-name="ce4"/>
          <table:table-cell table:number-columns-repeated="4"/>
          <table:table-cell table:style-name="ce5" table:formula="of:=CONCATENATE([.A7];&quot;;&quot;;[.B7];&quot;;&quot;;[.C7];&quot;;&quot;;[.D7];&quot;;&quot;;[.E7];&quot;;&quot;;[.F7];&quot;;&quot;;[.G7];&quot;;&quot;;[.H7];&quot;;&quot;;[.I7];&quot;;&quot;;[.J7];&quot;;&quot;;[.K7];&quot;;&quot;;[.L7];&quot;;&quot;;[.M7];&quot;;&quot;;[.N7];&quot;;&quot;;[.O7];&quot;;&quot;;[.P7];&quot;;&quot;;[.Q7];&quot;;&quot;;[.R7];&quot;;&quot;;[.S7])" office:value-type="string" office:string-value="patrick6;martin6;patrick6.martin6;patrick6.martin6@monsiteweb.com;subscriber;monsiteweb.com;;;H;OTHER;;;;;;;;;" calcext:value-type="string">
            <text:p>patrick6;martin6;patrick6.martin6;patrick6.martin6@monsiteweb.com;subscriber;monsiteweb.com;;;H;OTHER;;;;;;;;;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patrick7</text:p>
          </table:table-cell>
          <table:table-cell office:value-type="string" calcext:value-type="string">
            <text:p>martin7</text:p>
          </table:table-cell>
          <table:table-cell table:formula="of:=CONCATENATE([.A8];&quot;.&quot;;[.B8])" office:value-type="string" office:string-value="patrick7.martin7" calcext:value-type="string">
            <text:p>patrick7.martin7</text:p>
          </table:table-cell>
          <table:table-cell table:formula="of:=CONCATENATE([.C8];&quot;@&quot;;[.F8])" office:value-type="string" office:string-value="patrick7.martin7@monsiteweb.com" calcext:value-type="string">
            <text:p>patrick7.martin7@monsiteweb.com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monsiteweb.com</text:p>
          </table:table-cell>
          <table:table-cell/>
          <table:table-cell table:style-name="ce4"/>
          <table:table-cell office:value-type="string" calcext:value-type="string">
            <text:p>F</text:p>
          </table:table-cell>
          <table:table-cell office:value-type="string" calcext:value-type="string">
            <text:p>CEE</text:p>
          </table:table-cell>
          <table:table-cell table:number-columns-repeated="4"/>
          <table:table-cell table:style-name="ce4"/>
          <table:table-cell table:number-columns-repeated="4"/>
          <table:table-cell table:style-name="ce5" table:formula="of:=CONCATENATE([.A8];&quot;;&quot;;[.B8];&quot;;&quot;;[.C8];&quot;;&quot;;[.D8];&quot;;&quot;;[.E8];&quot;;&quot;;[.F8];&quot;;&quot;;[.G8];&quot;;&quot;;[.H8];&quot;;&quot;;[.I8];&quot;;&quot;;[.J8];&quot;;&quot;;[.K8];&quot;;&quot;;[.L8];&quot;;&quot;;[.M8];&quot;;&quot;;[.N8];&quot;;&quot;;[.O8];&quot;;&quot;;[.P8];&quot;;&quot;;[.Q8];&quot;;&quot;;[.R8];&quot;;&quot;;[.S8])" office:value-type="string" office:string-value="patrick7;martin7;patrick7.martin7;patrick7.martin7@monsiteweb.com;subscriber;monsiteweb.com;;;F;CEE;;;;;;;;;" calcext:value-type="string">
            <text:p>patrick7;martin7;patrick7.martin7;patrick7.martin7@monsiteweb.com;subscriber;monsiteweb.com;;;F;CEE;;;;;;;;;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patrick8</text:p>
          </table:table-cell>
          <table:table-cell office:value-type="string" calcext:value-type="string">
            <text:p>martin8</text:p>
          </table:table-cell>
          <table:table-cell table:formula="of:=CONCATENATE([.A9];&quot;.&quot;;[.B9])" office:value-type="string" office:string-value="patrick8.martin8" calcext:value-type="string">
            <text:p>patrick8.martin8</text:p>
          </table:table-cell>
          <table:table-cell table:formula="of:=CONCATENATE([.C9];&quot;@&quot;;[.F9])" office:value-type="string" office:string-value="patrick8.martin8@monsiteweb.com" calcext:value-type="string">
            <text:p>patrick8.martin8@monsiteweb.com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monsiteweb.com</text:p>
          </table:table-cell>
          <table:table-cell/>
          <table:table-cell table:style-name="ce4"/>
          <table:table-cell office:value-type="string" calcext:value-type="string">
            <text:p>H</text:p>
          </table:table-cell>
          <table:table-cell office:value-type="string" calcext:value-type="string">
            <text:p>CEE</text:p>
          </table:table-cell>
          <table:table-cell table:number-columns-repeated="4"/>
          <table:table-cell table:style-name="ce4"/>
          <table:table-cell table:number-columns-repeated="4"/>
          <table:table-cell table:style-name="ce5" table:formula="of:=CONCATENATE([.A9];&quot;;&quot;;[.B9];&quot;;&quot;;[.C9];&quot;;&quot;;[.D9];&quot;;&quot;;[.E9];&quot;;&quot;;[.F9];&quot;;&quot;;[.G9];&quot;;&quot;;[.H9];&quot;;&quot;;[.I9];&quot;;&quot;;[.J9];&quot;;&quot;;[.K9];&quot;;&quot;;[.L9];&quot;;&quot;;[.M9];&quot;;&quot;;[.N9];&quot;;&quot;;[.O9];&quot;;&quot;;[.P9];&quot;;&quot;;[.Q9];&quot;;&quot;;[.R9];&quot;;&quot;;[.S9])" office:value-type="string" office:string-value="patrick8;martin8;patrick8.martin8;patrick8.martin8@monsiteweb.com;subscriber;monsiteweb.com;;;H;CEE;;;;;;;;;" calcext:value-type="string">
            <text:p>patrick8;martin8;patrick8.martin8;patrick8.martin8@monsiteweb.com;subscriber;monsiteweb.com;;;H;CEE;;;;;;;;;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patrick9</text:p>
          </table:table-cell>
          <table:table-cell office:value-type="string" calcext:value-type="string">
            <text:p>martin9</text:p>
          </table:table-cell>
          <table:table-cell table:formula="of:=CONCATENATE([.A10];&quot;.&quot;;[.B10])" office:value-type="string" office:string-value="patrick9.martin9" calcext:value-type="string">
            <text:p>patrick9.martin9</text:p>
          </table:table-cell>
          <table:table-cell table:formula="of:=CONCATENATE([.C10];&quot;@&quot;;[.F10])" office:value-type="string" office:string-value="patrick9.martin9@monsiteweb.com" calcext:value-type="string">
            <text:p>patrick9.martin9@monsiteweb.com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monsiteweb.com</text:p>
          </table:table-cell>
          <table:table-cell/>
          <table:table-cell table:style-name="ce4"/>
          <table:table-cell office:value-type="string" calcext:value-type="string">
            <text:p>F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table:style-name="ce4"/>
          <table:table-cell table:number-columns-repeated="4"/>
          <table:table-cell table:style-name="ce5" table:formula="of:=CONCATENATE([.A10];&quot;;&quot;;[.B10];&quot;;&quot;;[.C10];&quot;;&quot;;[.D10];&quot;;&quot;;[.E10];&quot;;&quot;;[.F10];&quot;;&quot;;[.G10];&quot;;&quot;;[.H10];&quot;;&quot;;[.I10];&quot;;&quot;;[.J10];&quot;;&quot;;[.K10];&quot;;&quot;;[.L10];&quot;;&quot;;[.M10];&quot;;&quot;;[.N10];&quot;;&quot;;[.O10];&quot;;&quot;;[.P10];&quot;;&quot;;[.Q10];&quot;;&quot;;[.R10];&quot;;&quot;;[.S10])" office:value-type="string" office:string-value="patrick9;martin9;patrick9.martin9;patrick9.martin9@monsiteweb.com;subscriber;monsiteweb.com;;;F;OTHER;;;;;;;;;" calcext:value-type="string">
            <text:p>patrick9;martin9;patrick9.martin9;patrick9.martin9@monsiteweb.com;subscriber;monsiteweb.com;;;F;OTHER;;;;;;;;;</text:p>
          </table:table-cell>
          <table:table-cell table:number-columns-repeated="1004"/>
        </table:table-row>
        <table:table-row table:style-name="ro3">
          <table:table-cell table:number-columns-repeated="7"/>
          <table:table-cell table:style-name="ce4"/>
          <table:table-cell table:number-columns-repeated="6"/>
          <table:table-cell table:style-name="ce4"/>
          <table:table-cell table:number-columns-repeated="4"/>
          <table:table-cell table:style-name="ce6"/>
          <table:table-cell table:number-columns-repeated="1004"/>
        </table:table-row>
        <table:table-row table:style-name="ro3" table:number-rows-repeated="65525">
          <table:table-cell table:number-columns-repeated="7"/>
          <table:table-cell table:style-name="ce4"/>
          <table:table-cell table:number-columns-repeated="6"/>
          <table:table-cell table:style-name="ce4"/>
          <table:table-cell table:number-columns-repeated="1009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sv_natif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identifiant</text:p>
          </table:table-cell>
          <table:table-cell office:value-type="string">
            <text:p>prenom</text:p>
          </table:table-cell>
          <table:table-cell office:value-type="string">
            <text:p>nom</text:p>
          </table:table-cell>
          <table:table-cell office:value-type="string">
            <text:p>mot de passe</text:p>
          </table:table-cell>
          <table:table-cell office:value-type="string">
            <text:p>email</text:p>
          </table:table-cell>
          <table:table-cell office:value-type="string">
            <text:p>ro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4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4P2" style:volatile="true">
      <number:text> -</number:text>
      <number:number number:decimal-places="0" loext:min-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19">
      <number:day number:style="long"/>
      <number:text>-</number:text>
      <number:month number:style="long"/>
      <number:text>-</number:text>
      <number:year number:style="long"/>
    </number:date-style>
    <number:date-style style:name="N121P0" style:volatile="true">
      <number:month number:textual="true"/>
      <number:text>-</number:text>
      <number:year/>
    </number:date-style>
    <number:text-style style:name="N121">
      <number:text-content/>
      <style:map style:condition="value()&gt;=0" style:apply-style-name="N121P0"/>
    </number:text-style>
    <number:number-style style:name="N122">
      <number:number number:decimal-places="0" loext:min-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24P0" style:volatile="true">
      <number:number number:decimal-places="0" loext:min-decimal-places="0" number:min-integer-digits="0">
        <number:embedded-text number:position="14"> </number:embedded-text>
        <number:embedded-text number:position="12"> </number:embedded-text>
        <number:embedded-text number:position="10"> </number:embedded-text>
        <number:embedded-text number:position="8"> </number:embedded-text>
        <number:embedded-text number:position="5"> </number:embedded-text>
        <number:embedded-text number:position="2"> | </number:embedded-text>
      </number:number>
    </number:number-style>
    <number:number-style style:name="N124">
      <number:number number:decimal-places="0" loext:min-decimal-places="0" number:min-integer-digits="0">
        <number:embedded-text number:position="12"> </number:embedded-text>
        <number:embedded-text number:position="10"> </number:embedded-text>
        <number:embedded-text number:position="8"> </number:embedded-text>
        <number:embedded-text number:position="6"> </number:embedded-text>
        <number:embedded-text number:position="3"> </number:embedded-text>
      </number:number>
      <style:map style:condition="value()&gt;=300000000000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5:03:24.7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7M55S</meta:editing-duration>
    <meta:editing-cycles>25</meta:editing-cycles>
    <meta:generator>LibreOffice/5.0.1.2$Windows_x86 LibreOffice_project/81898c9f5c0d43f3473ba111d7b351050be20261</meta:generator>
    <dc:date>2016-10-03T15:03:45.506000000</dc:date>
    <meta:document-statistic meta:table-count="2" meta:cell-count="107" meta:object-count="0"/>
    <meta:user-defined meta:name="Info 1"/>
    <meta:user-defined meta:name="Info 2"/>
    <meta:user-defined meta:name="Info 3"/>
    <meta:user-defined meta:name="Info 4"/>
  </office:meta>
</office:document-meta>
</file>